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09.01mm"/>
    </style:style>
    <style:style style:name="co3" style:family="table-column">
      <style:table-column-properties fo:break-before="auto" style:column-width="292.8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1.51mm"/>
    </style:style>
    <style:style style:name="co7" style:family="table-column">
      <style:table-column-properties fo:break-before="auto" style:column-width="14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exed_recent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astIndexe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4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-and-17th-nw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-accessibility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ample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other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brewery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trail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1/857969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5/857969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1/8579698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7/857969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9/857969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7/8579699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7/857970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1/857970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9/857970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23/8579702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Effort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LI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Solar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UG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GB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AllEffort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LightRailLine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BikeShareLine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LightRailExt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3857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7ac6165744e5819ea7f217ef381529270263917b/_features/manchester-guardian-bunker.geojson</text:p>
          </table:table-cell>
          <table:table-cell office:value-type="string" calcext:value-type="string">
            <text:p>2015-09-03T00:05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cover</text:p>
          </table:table-cell>
          <table:table-cell office:value-type="string" calcext:value-type="string">
            <text:p>https://github.com/mapbox/tile-cover/blob/08dd2f83764e0a160bbcdf6766e52669c3e17fb1/test/fixtures/polygon_out.geojson</text:p>
          </table:table-cell>
          <table:table-cell office:value-type="string" calcext:value-type="string">
            <text:p>2015-09-03T00:04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cover</text:p>
          </table:table-cell>
          <table:table-cell office:value-type="string" calcext:value-type="string">
            <text:p>https://github.com/mapbox/tile-cover/blob/08dd2f83764e0a160bbcdf6766e52669c3e17fb1/test/fixtures/multipoint_out.geojson</text:p>
          </table:table-cell>
          <table:table-cell office:value-type="string" calcext:value-type="string">
            <text:p>2015-09-03T00:04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a7851ae8c94abccd2736400b095f0169f879208a/geojson/2015_0902_Log.geojson</text:p>
          </table:table-cell>
          <table:table-cell office:value-type="string" calcext:value-type="string">
            <text:p>2015-09-03T00:0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a7851ae8c94abccd2736400b095f0169f879208a/geojson/2015_0901_Log.geojson</text:p>
          </table:table-cell>
          <table:table-cell office:value-type="string" calcext:value-type="string">
            <text:p>2015-09-03T00:0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vengen</text:p>
          </table:table-cell>
          <table:table-cell office:value-type="string" calcext:value-type="string">
            <text:p>https://github.com/wvengen/lacells</text:p>
          </table:table-cell>
          <table:table-cell office:value-type="string" calcext:value-type="string">
            <text:p>https://github.com/wvengen/lacells/blob/393d648f9f196e100b05e14179601581bac98da5/lacells-countries.geojson</text:p>
          </table:table-cell>
          <table:table-cell office:value-type="string" calcext:value-type="string">
            <text:p>2015-09-02T23:58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41/85675741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813/85/85681385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49/85675749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63/85675763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85/857968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89/857968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1/857968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5/857968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05/857969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15/857969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57/857969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1/8579696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3/857969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7/857969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9/857973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3/857973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7/857973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7/8579737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9/857973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03/857974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7/857974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9/857974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33/857974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49/8579744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3/857965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79/857965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3/857965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7/857965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9/857965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11/857966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3/857966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63/857966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65/857966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1/857966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3/857970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9/857970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3/857970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1/857970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65/857961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93/857961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97/8579619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05/857963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21/857963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5/857963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31/857996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51/8579965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11/857997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25/857997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67/857997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23/857998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77/857998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95/857998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15/8579991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41/857999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enef</text:p>
          </table:table-cell>
          <table:table-cell office:value-type="string" calcext:value-type="string">
            <text:p>https://github.com/kenef/ASF-Map</text:p>
          </table:table-cell>
          <table:table-cell office:value-type="string" calcext:value-type="string">
            <text:p>https://github.com/kenef/ASF-Map/blob/8d5288b72c3c2ad55becd6163fc26094de85fee5/GeoJSON.tm2/GeoJSON.geojson</text:p>
          </table:table-cell>
          <table:table-cell office:value-type="string" calcext:value-type="string">
            <text:p>2015-09-03T03:25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LP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OB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OC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BIE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BIO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95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cobmbr</text:p>
          </table:table-cell>
          <table:table-cell office:value-type="string" calcext:value-type="string">
            <text:p>https://github.com/jacobmbr/jacobmbr.github.io</text:p>
          </table:table-cell>
          <table:table-cell office:value-type="string" calcext:value-type="string">
            <text:p>https://github.com/jacobmbr/jacobmbr.github.io/blob/62ccc4361afc027688902a8c76309395b928e84b/kliba-map-example/eastcoast_cities.geojson</text:p>
          </table:table-cell>
          <table:table-cell office:value-type="string" calcext:value-type="string">
            <text:p>2015-09-03T03:07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rtverket</text:p>
          </table:table-cell>
          <table:table-cell office:value-type="string" calcext:value-type="string">
            <text:p>https://github.com/kartverket/coverage</text:p>
          </table:table-cell>
          <table:table-cell office:value-type="string" calcext:value-type="string">
            <text:p>https://github.com/kartverket/coverage/blob/4396285defb92cba9b415b6584b7505d54266e41/sjo/hovedserie.geojson</text:p>
          </table:table-cell>
          <table:table-cell office:value-type="string" calcext:value-type="string">
            <text:p>2015-09-03T02:23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cherSys</text:p>
          </table:table-cell>
          <table:table-cell office:value-type="string" calcext:value-type="string">
            <text:p>https://github.com/ArcherSys/ArcherSys</text:p>
          </table:table-cell>
          <table:table-cell office:value-type="string" calcext:value-type="string">
            <text:p>https://github.com/ArcherSys/ArcherSys/blob/26ee28163a0cfbba39835d51b7169d4294b84ef7/Producktiviti/Globula/Specs/Data/test.geojson</text:p>
          </table:table-cell>
          <table:table-cell office:value-type="string" calcext:value-type="string">
            <text:p>2015-09-03T00:59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51/8579525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77/8579527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03/857954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15/8579541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1/8579542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7/8579542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1/8579543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5/857954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7/8579543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55/8579545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37/8579563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63/8579566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81/8579568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7/87/8579578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25/8579582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29/8579582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49/857958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87/8579588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07/8579590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33/857959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57/857972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5/857972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5/857973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17/857973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1/8579732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81/857973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9/857973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09/857974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9/857974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5/857974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9/8579542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45/8579544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49/857954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91/8579549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21/8579552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3/8579554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89/8579558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01/8579560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17/8579561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35/857956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9/8579773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3/8579709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7/857971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9/857971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43/857971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51/8579715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1/857971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5/857972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7/857972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53/857972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3857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sidewalk-webpage/public/resources/p-and-17th-nw-points.geojson</text:p>
          </table:table-cell>
          <table:table-cell office:value-type="string" calcext:value-type="string">
            <text:p>2015-09-03T21:49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idewalkNode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treetNode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2_Sidewalk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2_Street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treet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idewalk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-and-17th-nw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p-and-17th-nw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89/8579778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97/857977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03/857978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7/857978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89/8579708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5/857970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7/857970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9/857971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3/857971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27/857971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43/8579514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7/8579516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75/8579517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97/8579519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07/8579520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23/8579522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59/857952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65/8579526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09/8579540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13/8579541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59/857999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67/857999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99/857999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13/8579871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71/857987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79/857987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93/857987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25/857988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53/857988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59/857988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51/857969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7/857969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3/857969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5/857969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1/857970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3/857970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5/857970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5/857970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7/857970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1/857970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3/857966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7/857966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81/8579668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87/857966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05/857967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1/857967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5/857967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29/857967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5/8579674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3/857967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5/857984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7/857984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37/857984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41/857984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5/857984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05/8579850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1/857985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5/857985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35/8579853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1/857985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37/857986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67/857986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9/857986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87/857986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59/857978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83/857978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87/857978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7/857978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07/857979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33/857979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53/857974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55/8579745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1/857974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91/857974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1/857975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5/857975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1/857975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65/857975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1/857975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9/857975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3/857982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5/8579820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9/857982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3/857982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7/857982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3/857982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7/857982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1/857982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9/857982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43/857982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7/857974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31/857974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1/857974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5/857974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7/857974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3/857974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7/857974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97/857974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9/857975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23/857975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87/857963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91/857963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5/857964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9/857964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7/857964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7/857964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9/857964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5/8579644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9/857964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5/8579645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DOITT_THEATER_01_13SEPT2010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boroughs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urseekatze</text:p>
          </table:table-cell>
          <table:table-cell office:value-type="string" calcext:value-type="string">
            <text:p>https://github.com/rurseekatze/heritage-railway-clubs</text:p>
          </table:table-cell>
          <table:table-cell office:value-type="string" calcext:value-type="string">
            <text:p>https://github.com/rurseekatze/heritage-railway-clubs/blob/3537dff7d25f6be6d41ff7fecf6ce55aa0e2c9b8/heritage-railway-clubs.geojson</text:p>
          </table:table-cell>
          <table:table-cell office:value-type="string" calcext:value-type="string">
            <text:p>2015-09-01T21:58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17/857987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45/8579894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49/857989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9/8579896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95/857989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11/857991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25/857993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47/857994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65/857994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71/857994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03/857995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09/857995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17/857995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41/857995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59/857995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85/857995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91/8579959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93/857979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1/857980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1/857980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43/857980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3/857980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3/857981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7/857981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9/8579814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77/857981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9/857982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5/857976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91/857976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97/857976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3/857977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9/857977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3/857977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7/857977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5/857977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1/8579775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5/857977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3/8579642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9/857964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3/857964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09/857965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7/857965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07/857966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5/857966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9/857966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07/857967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9/857967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ltera</text:p>
          </table:table-cell>
          <table:table-cell office:value-type="string" calcext:value-type="string">
            <text:p>https://github.com/kaltera/Udacity-Data-Viz-Project-2</text:p>
          </table:table-cell>
          <table:table-cell office:value-type="string" calcext:value-type="string">
            <text:p>https://github.com/kaltera/Udacity-Data-Viz-Project-2/blob/4aa7696819320033fc6c2d9f9b9810ca02ad8330/London.geojson</text:p>
          </table:table-cell>
          <table:table-cell office:value-type="string" calcext:value-type="string">
            <text:p>2015-09-02T17:40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ltimoreheritage</text:p>
          </table:table-cell>
          <table:table-cell office:value-type="string" calcext:value-type="string">
            <text:p>https://github.com/baltimoreheritage/baltimore-geojson</text:p>
          </table:table-cell>
          <table:table-cell office:value-type="string" calcext:value-type="string">
            <text:p>https://github.com/baltimoreheritage/baltimore-geojson/blob/cfaa6c9147ae8f4f9c9bac3b8f0fda8cf3307878/baltimore-civil-rights-heritage.geojson</text:p>
          </table:table-cell>
          <table:table-cell office:value-type="string" calcext:value-type="string">
            <text:p>2015-09-02T16:0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DOITT_THEATER_01_13SEPT2010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wells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boroughs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Intermodal_Facility2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Major_Ports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Border_Crossing_Port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Major_Airport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cumulative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9/857985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73/857985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79/857985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7/857985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9/857985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99/857985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7/857986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15/857986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27/857986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33/857986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cumulative_daily_2015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last_21d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last_7d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data_per_week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uremoser</text:p>
          </table:table-cell>
          <table:table-cell office:value-type="string" calcext:value-type="string">
            <text:p>https://github.com/auremoser/sharedata</text:p>
          </table:table-cell>
          <table:table-cell office:value-type="string" calcext:value-type="string">
            <text:p>https://github.com/auremoser/sharedata/blob/e42a34ba19186c81648b180c770135a3214d7588/_airbnb/airbnb_story.geojson</text:p>
          </table:table-cell>
          <table:table-cell office:value-type="string" calcext:value-type="string">
            <text:p>2015-09-02T14:32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point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line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polygon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china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amrock3ire</text:p>
          </table:table-cell>
          <table:table-cell office:value-type="string" calcext:value-type="string">
            <text:p>https://github.com/shamrock3ire/shamrock3ire.github.io</text:p>
          </table:table-cell>
          <table:table-cell office:value-type="string" calcext:value-type="string">
            <text:p>https://github.com/shamrock3ire/shamrock3ire.github.io/blob/0b4f02e531f5ef8a386c75ce7df77b8b21bafefc/data/nurseryFacilities.geojson</text:p>
          </table:table-cell>
          <table:table-cell office:value-type="string" calcext:value-type="string">
            <text:p>2015-09-02T13:20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67/857977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93/8579779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69/857961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1/857967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5/857967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1/857961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9/857961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27/857963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9/857963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73/857963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7/857964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9/857965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53/857965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93/857965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99/857965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03/857966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17/857966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9/857966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7/857966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1/857966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Admin_0_line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Waterbodie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River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f291c96704c5ab6495445e7c87c373aeeb6e6521/data/101/736/545/101736545.geojson</text:p>
          </table:table-cell>
          <table:table-cell office:value-type="string" calcext:value-type="string">
            <text:p>2015-09-03T20:41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other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brewery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trail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static/routeapp/elevation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templates/routeapp/elevation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static/routeapp/route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31/857967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53/857967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79/857967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3/857968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07/857969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11/857969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9/857969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29/857970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1/857970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7/857970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9/857971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79/857971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9/857971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09/857972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1/857972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1/857972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1/857973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9/857973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11/857973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5/857973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tfs-collection</text:p>
          </table:table-cell>
          <table:table-cell office:value-type="string" calcext:value-type="string">
            <text:p>https://github.com/gtfs-collection/overview</text:p>
          </table:table-cell>
          <table:table-cell office:value-type="string" calcext:value-type="string">
            <text:p>https://github.com/gtfs-collection/overview/blob/d335db0348a42e3eec4c1a8ae313f7753467907a/places.geojson</text:p>
          </table:table-cell>
          <table:table-cell office:value-type="string" calcext:value-type="string">
            <text:p>2015-09-03T14:19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tfs-collection</text:p>
          </table:table-cell>
          <table:table-cell office:value-type="string" calcext:value-type="string">
            <text:p>https://github.com/gtfs-collection/overview</text:p>
          </table:table-cell>
          <table:table-cell office:value-type="string" calcext:value-type="string">
            <text:p>https://github.com/gtfs-collection/overview/blob/d335db0348a42e3eec4c1a8ae313f7753467907a/polygons/porto-alegre_brazil.geojson</text:p>
          </table:table-cell>
          <table:table-cell office:value-type="string" calcext:value-type="string">
            <text:p>2015-09-03T14:19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rkkrm</text:p>
          </table:table-cell>
          <table:table-cell office:value-type="string" calcext:value-type="string">
            <text:p>https://github.com/nrkkrm/geojson</text:p>
          </table:table-cell>
          <table:table-cell office:value-type="string" calcext:value-type="string">
            <text:p>https://github.com/nrkkrm/geojson/blob/3566ef26b1e8998f52d547f685fb30092caa237b/lakes.geojson</text:p>
          </table:table-cell>
          <table:table-cell office:value-type="string" calcext:value-type="string">
            <text:p>2015-09-03T14:11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rkkrm</text:p>
          </table:table-cell>
          <table:table-cell office:value-type="string" calcext:value-type="string">
            <text:p>https://github.com/nrkkrm/geojson</text:p>
          </table:table-cell>
          <table:table-cell office:value-type="string" calcext:value-type="string">
            <text:p>https://github.com/nrkkrm/geojson/blob/04098466cb560875d3d8a1722314d96734c5ed63/borders.geojson</text:p>
          </table:table-cell>
          <table:table-cell office:value-type="string" calcext:value-type="string">
            <text:p>2015-09-03T14:11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zen</text:p>
          </table:table-cell>
          <table:table-cell office:value-type="string" calcext:value-type="string">
            <text:p>https://github.com/mapzen/metroextractor-cities</text:p>
          </table:table-cell>
          <table:table-cell office:value-type="string" calcext:value-type="string">
            <text:p>https://github.com/mapzen/metroextractor-cities/blob/34e71a74e6fe5c833360fefb958c3e2347ebdd53/cities.geojson</text:p>
          </table:table-cell>
          <table:table-cell office:value-type="string" calcext:value-type="string">
            <text:p>2015-09-03T12:46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shi</text:p>
          </table:table-cell>
          <table:table-cell office:value-type="string" calcext:value-type="string">
            <text:p>https://github.com/Bishi/gtfs_feed</text:p>
          </table:table-cell>
          <table:table-cell office:value-type="string" calcext:value-type="string">
            <text:p>https://github.com/Bishi/gtfs_feed/blob/307c7bc3603a40f5c3c3783b6271e4491efaf9b0/ljubljana.geojson</text:p>
          </table:table-cell>
          <table:table-cell office:value-type="string" calcext:value-type="string">
            <text:p>2015-09-03T12:0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295331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579885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1001896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540647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23/857972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33/857972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37/8579723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1/8579724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3/857972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73/857972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75/857972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5/857972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7/857972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91/857972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35/857955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39/8579553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7/8579554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9/857955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55/8579555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59/857955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79/8579557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83/8579558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91/8579559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95/8579559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35/857973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1/857973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85/857973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1/857973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5/857973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3/857974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71/857974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75/857974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7/857975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33/857975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1/857970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7/857970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5/857970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5/857961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1/857963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3/857963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7/857963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83/857963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1/857964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7/857964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25/857967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9/857967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73/857967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7/857967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57/857968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9/857969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5/857969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3/857969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9/857970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59/857961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19/857991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29/8579912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31/857991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53/857991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73/857991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79/857991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85/857991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99/857991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11/857993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81/857993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67/857988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71/857988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77/857988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87/857988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93/857988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07/8579890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19/857989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1/8579896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77/857989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1/857989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3/857986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5/857986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85/857986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1/857979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85/857980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9/857981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21/857984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1/857984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73/857984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3/857985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63/857964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17/857965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27/857965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57/857965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7/857965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9/857965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73/857965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1/857966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33/857966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37/857966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49/857998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63/857998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81/857998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03/857999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35/857999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49/857999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81/857999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87/857999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93/857999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9/857986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05/8579870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31/857987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47/857987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63/857987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81/857987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85/857987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03/857988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17/857988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31/857988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37/8579883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03/857979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3/857979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7/857979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29/857979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1/857979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7/857979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3/857979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7/857979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03/857980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07/857980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9/857986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23/857986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1/857986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3/857978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9/857978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9/857978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9/857979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47/857979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5/857979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9/857979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23/857991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47/857991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61/8579916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93/857991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19/857993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93/857993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99/857993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09/857994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35/857994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79/857994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5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70S003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msp</text:p>
          </table:table-cell>
          <table:table-cell office:value-type="string" calcext:value-type="string">
            <text:p>https://github.com/maptimemsp/nacis2015-map</text:p>
          </table:table-cell>
          <table:table-cell office:value-type="string" calcext:value-type="string">
            <text:p>https://github.com/maptimemsp/nacis2015-map/blob/a830e74822d3a3f0d44882def937b4e5c2c0ae63/js/places.geojson</text:p>
          </table:table-cell>
          <table:table-cell office:value-type="string" calcext:value-type="string">
            <text:p>2015-09-02T03:14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d3abd70c3ea3bdd31bc365fcd6bb6d3bf70daf2e/ut/cutlines/UT260010N0010E00001.geojson</text:p>
          </table:table-cell>
          <table:table-cell office:value-type="string" calcext:value-type="string">
            <text:p>2015-09-02T02:31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df12d56cda53fa3fd85d48ceb560e6f9e11395d9/data/858/657/45/85865745.geojson</text:p>
          </table:table-cell>
          <table:table-cell office:value-type="string" calcext:value-type="string">
            <text:p>2015-09-02T01:04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b53b3d14464eafdf412ea092ca0ae374dd56db50/geojson/2015_0831_Log.geojson</text:p>
          </table:table-cell>
          <table:table-cell office:value-type="string" calcext:value-type="string">
            <text:p>2015-09-02T00:00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selessPress</text:p>
          </table:table-cell>
          <table:table-cell office:value-type="string" calcext:value-type="string">
            <text:p>https://github.com/UselessPress/decapitated-animals-data</text:p>
          </table:table-cell>
          <table:table-cell office:value-type="string" calcext:value-type="string">
            <text:p>https://github.com/UselessPress/decapitated-animals-data/blob/a76e0cff50e1d45f4f591d67ceaa78faa21527b7/animals.geojson</text:p>
          </table:table-cell>
          <table:table-cell office:value-type="string" calcext:value-type="string">
            <text:p>2015-09-01T23:34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wolfe76</text:p>
          </table:table-cell>
          <table:table-cell office:value-type="string" calcext:value-type="string">
            <text:p>https://github.com/awolfe76/point-poly</text:p>
          </table:table-cell>
          <table:table-cell office:value-type="string" calcext:value-type="string">
            <text:p>https://github.com/awolfe76/point-poly/blob/0a7cb369fb92fc9d5c515cd632530cd28cf7ed51/us-states.geojson</text:p>
          </table:table-cell>
          <table:table-cell office:value-type="string" calcext:value-type="string">
            <text:p>2015-09-01T22:51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subways.geojson</text:p>
          </table:table-cell>
          <table:table-cell office:value-type="string" calcext:value-type="string">
            <text:p>2015-09-01T22:30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DOITT_MUSEUM_01_13SEPT2010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9/857983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27/857984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33/857984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55/857984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77/857984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81/8579848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87/857984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09/857985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7/857985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31/857985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97/857980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1/857981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13/857981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53/857981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3/857981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7/857981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73/857981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87/857981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3/857981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1/857982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85/857977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5/857978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23/857978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27/857978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1/857978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3/857971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29/857972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95/857972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3/857973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7/8579773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67/857982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13/857983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1/857983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7/857983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9/857983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3/857983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7/857983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9/857984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45/8579844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51/857984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1/857971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47/857971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57/857971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1/857971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5/857971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75/857971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81/857971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5/857971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03/857972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9/857972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35/857951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47/8579514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51/8579515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3/8579516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9/8579516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79/8579517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83/8579518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93/8579519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03/857952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33/857952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68e197fcd42f7bee9c48e76b8041be7abf4a6550/code/files/cte_2015_09_2.geojson</text:p>
          </table:table-cell>
          <table:table-cell office:value-type="string" calcext:value-type="string">
            <text:p>2015-09-03T11:5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hkhang</text:p>
          </table:table-cell>
          <table:table-cell office:value-type="string" calcext:value-type="string">
            <text:p>https://github.com/kahkhang/hyde</text:p>
          </table:table-cell>
          <table:table-cell office:value-type="string" calcext:value-type="string">
            <text:p>https://github.com/kahkhang/hyde/blob/3057a9096481e3e35b624aa6cf765b80b07a4035/public/data/2015ge_grc_opposition.geojson</text:p>
          </table:table-cell>
          <table:table-cell office:value-type="string" calcext:value-type="string">
            <text:p>2015-09-03T10:26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mataRyo</text:p>
          </table:table-cell>
          <table:table-cell office:value-type="string" calcext:value-type="string">
            <text:p>https://github.com/KamataRyo/my_frontend_apps</text:p>
          </table:table-cell>
          <table:table-cell office:value-type="string" calcext:value-type="string">
            <text:p>https://github.com/KamataRyo/my_frontend_apps/blob/7f5c01a03ed6cce4588617b34cb68b41338d8ab4/np/geojson/NPS_oze.geojson</text:p>
          </table:table-cell>
          <table:table-cell office:value-type="string" calcext:value-type="string">
            <text:p>2015-09-03T09:09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israel_cities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World/land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united_states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israel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telaviv_district_israel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PISResearch</text:p>
          </table:table-cell>
          <table:table-cell office:value-type="string" calcext:value-type="string">
            <text:p>https://github.com/IPISResearch/WebMapping_GeoJson</text:p>
          </table:table-cell>
          <table:table-cell office:value-type="string" calcext:value-type="string">
            <text:p>https://github.com/IPISResearch/WebMapping_GeoJson/blob/a5188c14ceaabb5be3c2dca64eccd19b8b07c000/data/incidents.geojson</text:p>
          </table:table-cell>
          <table:table-cell office:value-type="string" calcext:value-type="string">
            <text:p>2015-09-03T06:5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PISResearch</text:p>
          </table:table-cell>
          <table:table-cell office:value-type="string" calcext:value-type="string">
            <text:p>https://github.com/IPISResearch/WebMapping_GeoJson</text:p>
          </table:table-cell>
          <table:table-cell office:value-type="string" calcext:value-type="string">
            <text:p>https://github.com/IPISResearch/WebMapping_GeoJson/blob/a5188c14ceaabb5be3c2dca64eccd19b8b07c000/data/geo/railRoads.geojson</text:p>
          </table:table-cell>
          <table:table-cell office:value-type="string" calcext:value-type="string">
            <text:p>2015-09-03T06:5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83/857975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5/857975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13/857976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23/857976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27/857976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35/857976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3/857976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7/857976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55/8579765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5/857976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59/857954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65/8579546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75/8579547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85/8579548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89/8579548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01/8579550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09/8579550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13/8579551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17/8579551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25/8579552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61/857977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1/857977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07/857978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1/857978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5/857978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1/857971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1/857971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5/857971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23/857971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3/857971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girgin23</text:p>
          </table:table-cell>
          <table:table-cell office:value-type="string" calcext:value-type="string">
            <text:p>https://github.com/tgirgin23/Bangladesh_project</text:p>
          </table:table-cell>
          <table:table-cell office:value-type="string" calcext:value-type="string">
            <text:p>https://github.com/tgirgin23/Bangladesh_project/blob/e0ebf92ba880c3b67055379b934cc2a97ff82473/data/dhakaFactories.geojson</text:p>
          </table:table-cell>
          <table:table-cell office:value-type="string" calcext:value-type="string">
            <text:p>2015-09-02T22:55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38a2000e6be0438b3f093fc59e8f448855f89efd/popoutput2.geojson</text:p>
          </table:table-cell>
          <table:table-cell office:value-type="string" calcext:value-type="string">
            <text:p>2015-09-02T22:24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9e4f80c0e74a71af9f0bedc3b769b769d496c9f8/popoutput.geojson</text:p>
          </table:table-cell>
          <table:table-cell office:value-type="string" calcext:value-type="string">
            <text:p>2015-09-02T22:22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layman09</text:p>
          </table:table-cell>
          <table:table-cell office:value-type="string" calcext:value-type="string">
            <text:p>https://github.com/mlayman09/Colorado_Peaks</text:p>
          </table:table-cell>
          <table:table-cell office:value-type="string" calcext:value-type="string">
            <text:p>https://github.com/mlayman09/Colorado_Peaks/blob/e88b9e8f6ece051312a419f8ce3fd50b2e2b90ce/map.geojson</text:p>
          </table:table-cell>
          <table:table-cell office:value-type="string" calcext:value-type="string">
            <text:p>2015-09-02T20:5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layman09</text:p>
          </table:table-cell>
          <table:table-cell office:value-type="string" calcext:value-type="string">
            <text:p>https://github.com/mlayman09/Colorado_Peaks</text:p>
          </table:table-cell>
          <table:table-cell office:value-type="string" calcext:value-type="string">
            <text:p>https://github.com/mlayman09/Colorado_Peaks/blob/e88b9e8f6ece051312a419f8ce3fd50b2e2b90ce/Centennial.geojson</text:p>
          </table:table-cell>
          <table:table-cell office:value-type="string" calcext:value-type="string">
            <text:p>2015-09-02T20:5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oetic</text:p>
          </table:table-cell>
          <table:table-cell office:value-type="string" calcext:value-type="string">
            <text:p>https://github.com/poetic/fancy-maps</text:p>
          </table:table-cell>
          <table:table-cell office:value-type="string" calcext:value-type="string">
            <text:p>https://github.com/poetic/fancy-maps/blob/e06bf75523917893cad5a839b061cbc1d03f8e84/examples/communities.geojson</text:p>
          </table:table-cell>
          <table:table-cell office:value-type="string" calcext:value-type="string">
            <text:p>2015-09-02T20:28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ltimoreheritage</text:p>
          </table:table-cell>
          <table:table-cell office:value-type="string" calcext:value-type="string">
            <text:p>https://github.com/baltimoreheritage/baltimore-geojson</text:p>
          </table:table-cell>
          <table:table-cell office:value-type="string" calcext:value-type="string">
            <text:p>https://github.com/baltimoreheritage/baltimore-geojson/blob/d322ad4e2d0703732d2482b6dc15826108b0bdae/baltimore-city-wards-1797.geojson</text:p>
          </table:table-cell>
          <table:table-cell office:value-type="string" calcext:value-type="string">
            <text:p>2015-09-02T20:20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rianosimone</text:p>
          </table:table-cell>
          <table:table-cell office:value-type="string" calcext:value-type="string">
            <text:p>https://github.com/marianosimone/take-a-look</text:p>
          </table:table-cell>
          <table:table-cell office:value-type="string" calcext:value-type="string">
            <text:p>https://github.com/marianosimone/take-a-look/blob/1287707aaedcba068eb288cd5a2785cca6eb437a/cities.geojson</text:p>
          </table:table-cell>
          <table:table-cell office:value-type="string" calcext:value-type="string">
            <text:p>2015-09-02T18:09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auh</text:p>
          </table:table-cell>
          <table:table-cell office:value-type="string" calcext:value-type="string">
            <text:p>https://github.com/yauh/walkofclaim</text:p>
          </table:table-cell>
          <table:table-cell office:value-type="string" calcext:value-type="string">
            <text:p>https://github.com/yauh/walkofclaim/blob/030e938223c5cdb137f676e78213bc3ecfb9e9f6/app/tests/poly1.geojson</text:p>
          </table:table-cell>
          <table:table-cell office:value-type="string" calcext:value-type="string">
            <text:p>2015-09-02T17:50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auh</text:p>
          </table:table-cell>
          <table:table-cell office:value-type="string" calcext:value-type="string">
            <text:p>https://github.com/yauh/walkofclaim</text:p>
          </table:table-cell>
          <table:table-cell office:value-type="string" calcext:value-type="string">
            <text:p>https://github.com/yauh/walkofclaim/blob/030e938223c5cdb137f676e78213bc3ecfb9e9f6/app/tests/poly2.geojson</text:p>
          </table:table-cell>
          <table:table-cell office:value-type="string" calcext:value-type="string">
            <text:p>2015-09-02T17:50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29/8579942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91/8579949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21/8579962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47/857997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53/857997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19/857998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57/8579985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69/8579986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87/857998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09/857999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57/8579895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15/8579941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49/857995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73/857995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23/857994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53/857994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21/8579952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9/225/83/8592258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1/857982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37/857983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67/857964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73/857964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77/857964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03/857965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13/857965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21/857965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1/857965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3/857965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3/857965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7/857965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9/857967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3/857967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9/857967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5/857968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9/857968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25/857968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3/857968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43/857968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1/8579686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3/857968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81/8579598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93/8579599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03/857960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33/857960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57/8579605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85/8579608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05/8579610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15/8579611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19/8579611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27/8579512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eum</text:p>
          </table:table-cell>
          <table:table-cell office:value-type="string" calcext:value-type="string">
            <text:p>https://github.com/keum/data_display</text:p>
          </table:table-cell>
          <table:table-cell office:value-type="string" calcext:value-type="string">
            <text:p>https://github.com/keum/data_display/blob/8bfdf45af27df0abedb49c4bbc67f10705107dcd/cso_test_file.geojson</text:p>
          </table:table-cell>
          <table:table-cell office:value-type="string" calcext:value-type="string">
            <text:p>2015-09-03T23:45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shv</text:p>
          </table:table-cell>
          <table:table-cell office:value-type="string" calcext:value-type="string">
            <text:p>https://github.com/tmshv/routes.pde</text:p>
          </table:table-cell>
          <table:table-cell office:value-type="string" calcext:value-type="string">
            <text:p>https://github.com/tmshv/routes.pde/blob/4a7035c81c281d65265ac19a9e6776e40707a629/features.geojson</text:p>
          </table:table-cell>
          <table:table-cell office:value-type="string" calcext:value-type="string">
            <text:p>2015-09-03T23:37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voronoi</text:p>
          </table:table-cell>
          <table:table-cell office:value-type="string" calcext:value-type="string">
            <text:p>https://github.com/Turfjs/turf-voronoi/blob/1bd41e754c84e1e0a76f3c8a04a29a46d02e7c6d/tests/fixtures/points.geojson</text:p>
          </table:table-cell>
          <table:table-cell office:value-type="string" calcext:value-type="string">
            <text:p>2015-09-03T23:35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bma44</text:p>
          </table:table-cell>
          <table:table-cell office:value-type="string" calcext:value-type="string">
            <text:p>https://github.com/sbma44/tile-reduce-osm-addresses</text:p>
          </table:table-cell>
          <table:table-cell office:value-type="string" calcext:value-type="string">
            <text:p>https://github.com/sbma44/tile-reduce-osm-addresses/blob/faa5210b4cc17bc4c0e6e4dba9bf4433edc7e480/usa.geojson</text:p>
          </table:table-cell>
          <table:table-cell office:value-type="string" calcext:value-type="string">
            <text:p>2015-09-03T22:49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Efforts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Bikeshare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Sol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Vacan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Compos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Sol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templates/routeapp/route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luhring</text:p>
          </table:table-cell>
          <table:table-cell office:value-type="string" calcext:value-type="string">
            <text:p>https://github.com/cluhring/us_pizza_d3_map</text:p>
          </table:table-cell>
          <table:table-cell office:value-type="string" calcext:value-type="string">
            <text:p>https://github.com/cluhring/us_pizza_d3_map/blob/13a9f62a64db91cff1953bbe3ffad5580b575401/pizza_map.geojson</text:p>
          </table:table-cell>
          <table:table-cell office:value-type="string" calcext:value-type="string">
            <text:p>2015-09-03T19:43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bde45920955f577c707bfed6dcea7da90e00ee91/test6.geojson</text:p>
          </table:table-cell>
          <table:table-cell office:value-type="string" calcext:value-type="string">
            <text:p>2015-09-03T19:24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0e21c201a00fecf3b07641ecc37d7302437b9a22/test5.geojson</text:p>
          </table:table-cell>
          <table:table-cell office:value-type="string" calcext:value-type="string">
            <text:p>2015-09-03T19:20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cterw</text:p>
          </table:table-cell>
          <table:table-cell office:value-type="string" calcext:value-type="string">
            <text:p>https://github.com/procterw/ng-maps</text:p>
          </table:table-cell>
          <table:table-cell office:value-type="string" calcext:value-type="string">
            <text:p>https://github.com/procterw/ng-maps/blob/4c7362366c74106b7a5e2ca1d2ea5e61cadc9b10/site/data/collection.geojson</text:p>
          </table:table-cell>
          <table:table-cell office:value-type="string" calcext:value-type="string">
            <text:p>2015-09-03T19:06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LA</text:p>
          </table:table-cell>
          <table:table-cell office:value-type="string" calcext:value-type="string">
            <text:p>https://github.com/maptimeLA/food_bank_data_bank</text:p>
          </table:table-cell>
          <table:table-cell office:value-type="string" calcext:value-type="string">
            <text:p>https://github.com/maptimeLA/food_bank_data_bank/blob/b1127bc58378bd651e4f5beb75f401a6cdbef2df/datasets/FoodSources/LACountyWICRetailers/LACountyWICRetailers.geojson</text:p>
          </table:table-cell>
          <table:table-cell office:value-type="string" calcext:value-type="string">
            <text:p>2015-09-03T19:0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brewery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other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trail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eltaweel</text:p>
          </table:table-cell>
          <table:table-cell office:value-type="string" calcext:value-type="string">
            <text:p>https://github.com/meltaweel/test</text:p>
          </table:table-cell>
          <table:table-cell office:value-type="string" calcext:value-type="string">
            <text:p>https://github.com/meltaweel/test/blob/b55660003e18a461341663448aea07bd102e6b52/test.geojson</text:p>
          </table:table-cell>
          <table:table-cell office:value-type="string" calcext:value-type="string">
            <text:p>2015-09-03T17:38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97/8579949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35/857995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53/857995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67/857995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97/8579959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05/8579960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11/857996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27/857996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45/8579964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63/857996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9/857984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1/857984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5/857984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9/857984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23/857985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27/857985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1/857985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5/8579854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55/857985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5/857985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9/857980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1/857980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7/857980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1/857980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3/857980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7/857980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7/857980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9/857980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83/857980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91/857980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57/857980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1/857981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9/857981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83/857981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1/857981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5/857981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9/857981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7/857982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5/8579823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9/857982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thub</text:p>
          </table:table-cell>
          <table:table-cell office:value-type="string" calcext:value-type="string">
            <text:p>https://github.com/github/linguist</text:p>
          </table:table-cell>
          <table:table-cell office:value-type="string" calcext:value-type="string">
            <text:p>https://github.com/github/linguist/blob/6ed64f25a22a20dd3f1e17c43fd20fd964e4308c/samples/JSON/geo.geojson</text:p>
          </table:table-cell>
          <table:table-cell office:value-type="string" calcext:value-type="string">
            <text:p>2015-09-02T09:13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laWorkshop</text:p>
          </table:table-cell>
          <table:table-cell office:value-type="string" calcext:value-type="string">
            <text:p>https://github.com/ElaWorkshop/awesome-cn-cafe</text:p>
          </table:table-cell>
          <table:table-cell office:value-type="string" calcext:value-type="string">
            <text:p>https://github.com/ElaWorkshop/awesome-cn-cafe/blob/4e4baba1d1edbf14c21e56f61cc840c437358038/beijing.geojson</text:p>
          </table:table-cell>
          <table:table-cell office:value-type="string" calcext:value-type="string">
            <text:p>2015-09-02T08:08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limboid</text:p>
          </table:table-cell>
          <table:table-cell office:value-type="string" calcext:value-type="string">
            <text:p>https://github.com/climboid/d3jsOrthoWorldPorts</text:p>
          </table:table-cell>
          <table:table-cell office:value-type="string" calcext:value-type="string">
            <text:p>https://github.com/climboid/d3jsOrthoWorldPorts/blob/28feba26078631cd562f0c242355ff92d309635e/ports.geojson</text:p>
          </table:table-cell>
          <table:table-cell office:value-type="string" calcext:value-type="string">
            <text:p>2015-09-02T07:58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boxTableViewDemo</text:p>
          </table:table-cell>
          <table:table-cell office:value-type="string" calcext:value-type="string">
            <text:p>https://github.com/mapbox/MapboxTableViewDemo/blob/041c54446113751c7ecf9891b8161b4a958a97a4/MapboxTableViewDemo/airports.geojson</text:p>
          </table:table-cell>
          <table:table-cell office:value-type="string" calcext:value-type="string">
            <text:p>2015-09-02T05:5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20E00003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3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70S0030E00005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2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4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1/857983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5/857971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1/857970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9/8579713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85/857971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9/8579724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9/857972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5/857975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1/8579764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7/857977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3/857983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5/857983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7/857983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3/857983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9/857983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1/8579838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7/857983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1/857983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03/857984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09/857984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9/8579784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5/857978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79/857978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23/857979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3/857979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5/857979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3/857980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9/857980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57/857981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51/857985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81/857996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87/857996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95/857996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01/8579970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03/857997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19/857997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59/857997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27/857998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39/857998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43/8579984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3/857982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97/857982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1/857983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9/857983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17/857983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7/857983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9/857983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43/857983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47/857983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3/857983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47/857988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01/8579890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13/8579891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31/857989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39/857989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5/857989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5/857989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7/857989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99/857989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03/857991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37/857979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41/857979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9/857979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65/857979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69/857979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97/857979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5/8579802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9/857980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47/857980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51/857980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63/857975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05/857976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09/857976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73/857976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79/857976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3/857977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9/857977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5/857977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43/857977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9/857977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cherSys</text:p>
          </table:table-cell>
          <table:table-cell office:value-type="string" calcext:value-type="string">
            <text:p>https://github.com/ArcherSys/ArcherSys</text:p>
          </table:table-cell>
          <table:table-cell office:value-type="string" calcext:value-type="string">
            <text:p>https://github.com/ArcherSys/ArcherSys/blob/26ee28163a0cfbba39835d51b7169d4294b84ef7/Producktiviti/Globula/Apps/SampleData/simplestyles.geojson</text:p>
          </table:table-cell>
          <table:table-cell office:value-type="string" calcext:value-type="string">
            <text:p>2015-09-03T00:59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reduce</text:p>
          </table:table-cell>
          <table:table-cell office:value-type="string" calcext:value-type="string">
            <text:p>https://github.com/mapbox/tile-reduce/blob/c7d221c3829d73b9fe9deefc92e734684702da4a/test/diff/out/tiger.geojson</text:p>
          </table:table-cell>
          <table:table-cell office:value-type="string" calcext:value-type="string">
            <text:p>2015-09-03T00:3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reduce</text:p>
          </table:table-cell>
          <table:table-cell office:value-type="string" calcext:value-type="string">
            <text:p>https://github.com/mapbox/tile-reduce/blob/c7d221c3829d73b9fe9deefc92e734684702da4a/test/diff/out/diff.geojson</text:p>
          </table:table-cell>
          <table:table-cell office:value-type="string" calcext:value-type="string">
            <text:p>2015-09-03T00:3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tunnel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coal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miscellaneou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shelter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transport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waterway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victoria-station-area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1/857982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47/857982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5/857982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63/857982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3/857983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33/857983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1/857983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5/857983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3/857983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5/857983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65/857991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03/857993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89/8579938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85/857994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27/857995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79/857995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39/857996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67/857996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75/8579967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23/857987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1/857963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57/857963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95/857963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1/857964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13/857964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19/857964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1/857964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5/857964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3/857964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9/857964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85/857961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89/857961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01/857963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3/857963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7/857963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1/857963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7/857963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7/857963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53/857963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77/857963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27/857975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5/857975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87/857975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1/857975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9/857975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17/857976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31/857976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53/857976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1/857976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9/857976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55/8579995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73/857999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09/857987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25/857987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41/857987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53/857987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99/857987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11/857988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25/857989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39/857991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7/857985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95/857985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19/857986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1/857986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5/857986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9/857978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7/857978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1/857978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75/857978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3/857978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Efforts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GB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GB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GP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Lo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UrbanFarm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Biofuel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C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3857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Biofuel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9/857970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65/857970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67/857970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9/857970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85/857970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9/857963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1/857966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1/857966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95/857967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3/857970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5/8579665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5/857966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9/857966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35/857967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59/857967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99/857967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15/857968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19/857968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21/857968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5/857968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9/857968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49/857968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53/857968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9/857968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3/857968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7/857968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9/857968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9/857968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21/857969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25/857969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3/857976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7/857976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1/857977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5/857977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7/857977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1/8579772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1/857977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3/857977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3/857977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7/857977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</table:table>
      <table:table table:name="users" table:style-name="ta1">
        <table:table-column table:style-name="co6" table:default-cell-style-name="ce2"/>
        <table:table-row table:style-name="ro1">
          <table:table-cell table:style-name="ce1"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https://github.com/ArcherSys</text:p>
          </table:table-cell>
        </table:table-row>
        <table:table-row table:style-name="ro1" table:visibility="filter">
          <table:table-cell office:value-type="string" calcext:value-type="string">
            <text:p>https://github.com/Bishi</text:p>
          </table:table-cell>
        </table:table-row>
        <table:table-row table:style-name="ro1">
          <table:table-cell office:value-type="string" calcext:value-type="string">
            <text:p>https://github.com/ElaWorkshop</text:p>
          </table:table-cell>
        </table:table-row>
        <table:table-row table:style-name="ro1" table:visibility="filter">
          <table:table-cell office:value-type="string" calcext:value-type="string">
            <text:p>https://github.com/IPISResearch</text:p>
          </table:table-cell>
        </table:table-row>
        <table:table-row table:style-name="ro1">
          <table:table-cell office:value-type="string" calcext:value-type="string">
            <text:p>https://github.com/KamataRyo</text:p>
          </table:table-cell>
        </table:table-row>
        <table:table-row table:style-name="ro1" table:visibility="filter">
          <table:table-cell office:value-type="string" calcext:value-type="string">
            <text:p>https://github.com/Mr-5</text:p>
          </table:table-cell>
        </table:table-row>
        <table:table-row table:style-name="ro1">
          <table:table-cell office:value-type="string" calcext:value-type="string">
            <text:p>https://github.com/ProjectSidewalk</text:p>
          </table:table-cell>
        </table:table-row>
        <table:table-row table:style-name="ro1" table:visibility="filter">
          <table:table-cell office:value-type="string" calcext:value-type="string">
            <text:p>https://github.com/SLUGIS</text:p>
          </table:table-cell>
        </table:table-row>
        <table:table-row table:style-name="ro1">
          <table:table-cell office:value-type="string" calcext:value-type="string">
            <text:p>https://github.com/Turfjs</text:p>
          </table:table-cell>
        </table:table-row>
        <table:table-row table:style-name="ro1" table:visibility="filter">
          <table:table-cell office:value-type="string" calcext:value-type="string">
            <text:p>https://github.com/UselessPress</text:p>
          </table:table-cell>
        </table:table-row>
        <table:table-row table:style-name="ro1">
          <table:table-cell office:value-type="string" calcext:value-type="string">
            <text:p>https://github.com/abicnair</text:p>
          </table:table-cell>
        </table:table-row>
        <table:table-row table:style-name="ro1" table:visibility="filter">
          <table:table-cell office:value-type="string" calcext:value-type="string">
            <text:p>https://github.com/auremoser</text:p>
          </table:table-cell>
        </table:table-row>
        <table:table-row table:style-name="ro1">
          <table:table-cell office:value-type="string" calcext:value-type="string">
            <text:p>https://github.com/availabs</text:p>
          </table:table-cell>
        </table:table-row>
        <table:table-row table:style-name="ro1" table:visibility="filter">
          <table:table-cell office:value-type="string" calcext:value-type="string">
            <text:p>https://github.com/awolfe76</text:p>
          </table:table-cell>
        </table:table-row>
        <table:table-row table:style-name="ro1">
          <table:table-cell office:value-type="string" calcext:value-type="string">
            <text:p>https://github.com/baltimoreheritage</text:p>
          </table:table-cell>
        </table:table-row>
        <table:table-row table:style-name="ro1" table:visibility="filter">
          <table:table-cell office:value-type="string" calcext:value-type="string">
            <text:p>https://github.com/bikeablebrews</text:p>
          </table:table-cell>
        </table:table-row>
        <table:table-row table:style-name="ro1">
          <table:table-cell office:value-type="string" calcext:value-type="string">
            <text:p>https://github.com/climboid</text:p>
          </table:table-cell>
        </table:table-row>
        <table:table-row table:style-name="ro1" table:visibility="filter">
          <table:table-cell office:value-type="string" calcext:value-type="string">
            <text:p>https://github.com/cluhring</text:p>
          </table:table-cell>
        </table:table-row>
        <table:table-row table:style-name="ro1">
          <table:table-cell office:value-type="string" calcext:value-type="string">
            <text:p>https://github.com/davemetzler</text:p>
          </table:table-cell>
        </table:table-row>
        <table:table-row table:style-name="ro1" table:visibility="filter">
          <table:table-cell office:value-type="string" calcext:value-type="string">
            <text:p>https://github.com/gios-asu</text:p>
          </table:table-cell>
        </table:table-row>
        <table:table-row table:style-name="ro1">
          <table:table-cell office:value-type="string" calcext:value-type="string">
            <text:p>https://github.com/github</text:p>
          </table:table-cell>
        </table:table-row>
        <table:table-row table:style-name="ro1" table:visibility="filter">
          <table:table-cell office:value-type="string" calcext:value-type="string">
            <text:p>https://github.com/gtfs-collection</text:p>
          </table:table-cell>
        </table:table-row>
        <table:table-row table:style-name="ro1">
          <table:table-cell office:value-type="string" calcext:value-type="string">
            <text:p>https://github.com/guinea-ebov</text:p>
          </table:table-cell>
        </table:table-row>
        <table:table-row table:style-name="ro1" table:visibility="filter">
          <table:table-cell office:value-type="string" calcext:value-type="string">
            <text:p>https://github.com/jacobmbr</text:p>
          </table:table-cell>
        </table:table-row>
        <table:table-row table:style-name="ro1">
          <table:table-cell office:value-type="string" calcext:value-type="string">
            <text:p>https://github.com/kahkhang</text:p>
          </table:table-cell>
        </table:table-row>
        <table:table-row table:style-name="ro1" table:visibility="filter">
          <table:table-cell office:value-type="string" calcext:value-type="string">
            <text:p>https://github.com/kaltera</text:p>
          </table:table-cell>
        </table:table-row>
        <table:table-row table:style-name="ro1">
          <table:table-cell office:value-type="string" calcext:value-type="string">
            <text:p>https://github.com/kartverket</text:p>
          </table:table-cell>
        </table:table-row>
        <table:table-row table:style-name="ro1" table:visibility="filter">
          <table:table-cell office:value-type="string" calcext:value-type="string">
            <text:p>https://github.com/kbsali-data</text:p>
          </table:table-cell>
        </table:table-row>
        <table:table-row table:style-name="ro1">
          <table:table-cell office:value-type="string" calcext:value-type="string">
            <text:p>https://github.com/kenef</text:p>
          </table:table-cell>
        </table:table-row>
        <table:table-row table:style-name="ro1" table:visibility="filter">
          <table:table-cell office:value-type="string" calcext:value-type="string">
            <text:p>https://github.com/keum</text:p>
          </table:table-cell>
        </table:table-row>
        <table:table-row table:style-name="ro1">
          <table:table-cell office:value-type="string" calcext:value-type="string">
            <text:p>https://github.com/linster</text:p>
          </table:table-cell>
        </table:table-row>
        <table:table-row table:style-name="ro1" table:visibility="filter">
          <table:table-cell office:value-type="string" calcext:value-type="string">
            <text:p>https://github.com/mapbox</text:p>
          </table:table-cell>
        </table:table-row>
        <table:table-row table:style-name="ro1">
          <table:table-cell office:value-type="string" calcext:value-type="string">
            <text:p>https://github.com/mapsam</text:p>
          </table:table-cell>
        </table:table-row>
        <table:table-row table:style-name="ro1" table:visibility="filter">
          <table:table-cell office:value-type="string" calcext:value-type="string">
            <text:p>https://github.com/maptimeLA</text:p>
          </table:table-cell>
        </table:table-row>
        <table:table-row table:style-name="ro1">
          <table:table-cell office:value-type="string" calcext:value-type="string">
            <text:p>https://github.com/maptimemsp</text:p>
          </table:table-cell>
        </table:table-row>
        <table:table-row table:style-name="ro1" table:visibility="filter">
          <table:table-cell office:value-type="string" calcext:value-type="string">
            <text:p>https://github.com/mapzen</text:p>
          </table:table-cell>
        </table:table-row>
        <table:table-row table:style-name="ro1">
          <table:table-cell office:value-type="string" calcext:value-type="string">
            <text:p>https://github.com/marianosimone</text:p>
          </table:table-cell>
        </table:table-row>
        <table:table-row table:style-name="ro1" table:visibility="filter">
          <table:table-cell office:value-type="string" calcext:value-type="string">
            <text:p>https://github.com/meltaweel</text:p>
          </table:table-cell>
        </table:table-row>
        <table:table-row table:style-name="ro1">
          <table:table-cell office:value-type="string" calcext:value-type="string">
            <text:p>https://github.com/mlayman09</text:p>
          </table:table-cell>
        </table:table-row>
        <table:table-row table:style-name="ro1" table:visibility="filter">
          <table:table-cell office:value-type="string" calcext:value-type="string">
            <text:p>https://github.com/mr-bobz</text:p>
          </table:table-cell>
        </table:table-row>
        <table:table-row table:style-name="ro1">
          <table:table-cell office:value-type="string" calcext:value-type="string">
            <text:p>https://github.com/mrmanc</text:p>
          </table:table-cell>
        </table:table-row>
        <table:table-row table:style-name="ro1" table:visibility="filter">
          <table:table-cell office:value-type="string" calcext:value-type="string">
            <text:p>https://github.com/nrkkrm</text:p>
          </table:table-cell>
        </table:table-row>
        <table:table-row table:style-name="ro1">
          <table:table-cell office:value-type="string" calcext:value-type="string">
            <text:p>https://github.com/poetic</text:p>
          </table:table-cell>
        </table:table-row>
        <table:table-row table:style-name="ro1" table:visibility="filter">
          <table:table-cell office:value-type="string" calcext:value-type="string">
            <text:p>https://github.com/procterw</text:p>
          </table:table-cell>
        </table:table-row>
        <table:table-row table:style-name="ro1">
          <table:table-cell office:value-type="string" calcext:value-type="string">
            <text:p>https://github.com/rurseekatze</text:p>
          </table:table-cell>
        </table:table-row>
        <table:table-row table:style-name="ro1" table:visibility="filter">
          <table:table-cell office:value-type="string" calcext:value-type="string">
            <text:p>https://github.com/ryanfb</text:p>
          </table:table-cell>
        </table:table-row>
        <table:table-row table:style-name="ro1">
          <table:table-cell office:value-type="string" calcext:value-type="string">
            <text:p>https://github.com/sbma44</text:p>
          </table:table-cell>
        </table:table-row>
        <table:table-row table:style-name="ro1" table:visibility="filter">
          <table:table-cell office:value-type="string" calcext:value-type="string">
            <text:p>https://github.com/shamrock3ire</text:p>
          </table:table-cell>
        </table:table-row>
        <table:table-row table:style-name="ro1">
          <table:table-cell office:value-type="string" calcext:value-type="string">
            <text:p>https://github.com/simonsonc</text:p>
          </table:table-cell>
        </table:table-row>
        <table:table-row table:style-name="ro1" table:visibility="filter">
          <table:table-cell office:value-type="string" calcext:value-type="string">
            <text:p>https://github.com/tgirgin23</text:p>
          </table:table-cell>
        </table:table-row>
        <table:table-row table:style-name="ro1">
          <table:table-cell office:value-type="string" calcext:value-type="string">
            <text:p>https://github.com/tmshv</text:p>
          </table:table-cell>
        </table:table-row>
        <table:table-row table:style-name="ro1" table:visibility="filter">
          <table:table-cell office:value-type="string" calcext:value-type="string">
            <text:p>https://github.com/tongning</text:p>
          </table:table-cell>
        </table:table-row>
        <table:table-row table:style-name="ro1">
          <table:table-cell office:value-type="string" calcext:value-type="string">
            <text:p>https://github.com/whosonfirst</text:p>
          </table:table-cell>
        </table:table-row>
        <table:table-row table:style-name="ro1" table:visibility="filter">
          <table:table-cell office:value-type="string" calcext:value-type="string">
            <text:p>https://github.com/wvengen</text:p>
          </table:table-cell>
        </table:table-row>
        <table:table-row table:style-name="ro1">
          <table:table-cell office:value-type="string" calcext:value-type="string">
            <text:p>https://github.com/yauh</text:p>
          </table:table-cell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  <table:table-row table:style-name="ro1">
          <table:table-cell table:style-name="Default"/>
        </table:table-row>
        <table:table-row table:style-name="ro1" table:visibility="filter">
          <table:table-cell table:style-name="Default"/>
        </table:table-row>
      </table:table>
      <table:table table:name="repositories" table:style-name="ta1">
        <table:table-column table:style-name="co7" table:default-cell-style-name="ce2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repositori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ttps://github.com/ArcherSys/ArcherS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shi/gtfs_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laWorkshop/awesome-cn-ca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PISResearch/WebMapping_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mataRyo/my_frontend_ap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-5/code_sn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ojectSidewalk/SidewalkWeb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LUGIS/inci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voron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selessPress/decapitated-animals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bicnair/geotest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uremoser/share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vailabs/Freight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wolfe76/point-po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altimoreheritage/baltimore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cus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mtvern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w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limboid/d3jsOrthoWorldPo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luhring/us_pizza_d3_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vemetzler/davemetzle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os-asu/sustainable-cities-city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thub/lingu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tfs-collection/over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uinea-ebov/guinea-ebov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cobmbr/jacobmb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hkhang/hy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ltera/Udacity-Data-Viz-Project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rtverket/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bsali-data/gasolineras-espana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enef/ASF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eum/data_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inster/SayHiBack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pboxTableView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-c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-red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sam/project-line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timeLA/food_bank_data_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timemsp/nacis2015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zen/metroextractor-c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rianosimone/take-a-l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eltaweel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layman09/Colorado_Pea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-bobz/geojsonre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manc/underground-manchester.github.io.jeky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rkkrm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oetic/fancy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octerw/ng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urseekatze/heritage-railway-clu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yanfb/pleiades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bma44/tile-reduce-osm-addre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hamrock3ire/shamrock3ire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imonsonc/blm-glo-mosa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girgin23/Bangladesh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mshv/routes.p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ongning/access-ro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hosonfirst/whosonfirst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vengen/lace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auh/walkofclaim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indexed_recently.A1:indexed_recently.D1001" table:display-filter-buttons="true"/>
        <table:database-range table:name="__Anonymous_Sheet_DB__1" table:target-range-address="users.A1:users.A1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3:58:58.571610557</dc:date>
    <meta:editing-duration>PT9M8S</meta:editing-duration>
    <meta:editing-cycles>3</meta:editing-cycles>
    <meta:generator>LibreOffice/4.4.2.2$Linux_X86_64 LibreOffice_project/40m0$Build-2</meta:generator>
    <meta:document-statistic meta:table-count="3" meta:cell-count="4120" meta:object-count="0"/>
  </office:meta>
</office:document-meta>
</file>